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370a58" officeooo:paragraph-rsid="00370a58" style:font-weight-asian="bold" style:font-weight-complex="bold"/>
    </style:style>
    <style:style style:name="P2" style:family="paragraph" style:parent-style-name="Standard">
      <style:text-properties fo:font-weight="normal" officeooo:rsid="00370a58" officeooo:paragraph-rsid="00370a58" style:font-weight-asian="normal" style:font-weight-complex="normal"/>
    </style:style>
    <style:style style:name="P3" style:family="paragraph" style:parent-style-name="Standard">
      <style:text-properties fo:font-weight="normal" officeooo:rsid="00370a58" officeooo:paragraph-rsid="00396c34" style:font-weight-asian="normal" style:font-weight-complex="normal"/>
    </style:style>
    <style:style style:name="P4" style:family="paragraph" style:parent-style-name="Standard">
      <style:text-properties style:font-name="Courier New" fo:font-weight="normal" officeooo:rsid="00370a58" officeooo:paragraph-rsid="00370a58" style:font-weight-asian="normal" style:font-weight-complex="normal"/>
    </style:style>
    <style:style style:name="P5" style:family="paragraph" style:parent-style-name="Standard">
      <style:text-properties style:font-name="Liberation Serif" fo:font-weight="normal" officeooo:rsid="0037ed1b" officeooo:paragraph-rsid="0037ed1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37ed1b"/>
    </style:style>
    <style:style style:name="T3" style:family="text">
      <style:text-properties officeooo:rsid="00396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actoring the Code</text:p>
      <text:p text:style-name="P1"/>
      <text:p text:style-name="P2">Now that all the hard stuff has been overcome, its time to step back and tidy up the code. However with a deeper understanding of how TLS1.3 works, I am now in a better position to do that tidy up.</text:p>
      <text:p text:style-name="P2"/>
      <text:p text:style-name="P2">And by tidy up, I mean restructuring the code, putting in more comments, introducing some simple data structures.</text:p>
      <text:p text:style-name="P2"/>
      <text:p text:style-name="P2">The example <text:span text:style-name="T1">client.cpp</text:span> code now consists primarily of two functions, the first of which does a full TLS1.3 handshake, and the second of which attempts a session resumption. </text:p>
      <text:p text:style-name="P2"/>
      <text:p text:style-name="P2">In both case after the handshake the client sends a standard html GET command to the server, to which the server should respond with a flood of HTML that describes its web page. <text:span text:style-name="T3">Once it receives the first blob of HTML, the client exits.</text:span></text:p>
      <text:p text:style-name="P2"/>
      <text:p text:style-name="P3">The first full handshake may result in a handshake retry request from the server. The code handles this properly. On resumption this will not happen again as we now know the server’s preferences.</text:p>
      <text:p text:style-name="P2"/>
      <text:p text:style-name="P2">On resumption the client tries to send the GET as “early data”, but this rarely works as early data is not much supported. If this fails the GET is sent after the <text:span text:style-name="T3">resumption</text:span> handshake has completed.</text:p>
      <text:p text:style-name="P2"/>
      <text:p text:style-name="P2">A log file – <text:span text:style-name="T1">logger.log</text:span> – logs in detail the handshake protocol. Therefore the terminal interaction is no longer cluttered with this information. <text:span text:style-name="T2">Here is an example</text:span></text:p>
      <text:p text:style-name="P2"/>
      <text:p text:style-name="P4">./client swifttls.org</text:p>
      <text:p text:style-name="P4">Sending Application Message</text:p>
      <text:p text:style-name="P4"/>
      <text:p text:style-name="P4">GET / HTTP/1.1</text:p>
      <text:p text:style-name="P4">Host: swifttls.org</text:p>
      <text:p text:style-name="P4"/>
      <text:p text:style-name="P4">Waiting for Server input</text:p>
      <text:p text:style-name="P4">Got a ticket</text:p>
      <text:p text:style-name="P4">Waiting for Server input</text:p>
      <text:p text:style-name="P4">Application data (truncated HTML) = 485454502f312e3120323030204f4b0d0a5365727665723a205377696674544c530d0a5374726963</text:p>
      <text:p text:style-name="P4">Full Handshake succeeded</text:p>
      <text:p text:style-name="P4">... after handshake resumption</text:p>
      <text:p text:style-name="P4"/>
      <text:p text:style-name="P4">Attempting resumption</text:p>
      <text:p text:style-name="P4">Sending Application Message</text:p>
      <text:p text:style-name="P4"/>
      <text:p text:style-name="P4">GET / HTTP/1.1</text:p>
      <text:p text:style-name="P4">Host: swifttls.org</text:p>
      <text:p text:style-name="P4"/>
      <text:p text:style-name="P4">Waiting for Server input</text:p>
      <text:p text:style-name="P4">Application data (truncated HTML) = 485454502f312e3120323030204f4b0d0a5365727665723a205377696674544c530d0a5374726963</text:p>
      <text:p text:style-name="P4">Resumption Handshake succeeded</text:p>
      <text:p text:style-name="P4">Early data was accepted</text:p>
      <text:p text:style-name="P4"/>
      <text:p text:style-name="P5"><text:soft-page-break/>Of course it does not always work. The most common cause of failure is a website that only supports TLS1.2 or lower. That’s about 60% of all websites. And sometimes session resumption fails – I suspect because it is not properly implemented on the server si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5T14:59:25.742000000</meta:creation-date>
    <dc:date>2021-01-26T16:35:39.085000000</dc:date>
    <meta:editing-duration>PT15H6M19S</meta:editing-duration>
    <meta:editing-cycles>31</meta:editing-cycles>
    <meta:generator>LibreOffice/6.4.5.2$Windows_X86_64 LibreOffice_project/a726b36747cf2001e06b58ad5db1aa3a9a1872d6</meta:generator>
    <meta:document-statistic meta:table-count="0" meta:image-count="0" meta:object-count="0" meta:page-count="2" meta:paragraph-count="27" meta:word-count="333" meta:character-count="2139" meta:non-whitespace-character-count="1829"/>
  </office:meta>
</office:document-meta>
</file>